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onehynce.github.io/hyncemusic/" text:style-name="Internet_20_link" text:visited-style-name="Visited_20_Internet_20_Link">https://leonehynce.github.io/hyncemusic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18:30.713929354</meta:creation-date>
    <dc:date>2025-01-29T12:18:51.059275318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24.2.4.2$Linux_X86_64 LibreOffice_project/420$Build-2</meta:generator>
  </office:meta>
</office:document-meta>
</file>